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="http://www.w3.org/1999/xhtml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scripts/>
  <office:font-face-decls>
    <style:font-face svg:font-family="StarSymbol" style:name="StarSymbol"/>
    <style:font-face style:font-pitch="variable" style:font-family-generic="roman" svg:font-family="'DejaVu Sans'" style:name="DejaVu Sans"/>
    <style:font-face style:font-pitch="variable" style:font-family-generic="swiss" svg:font-family="'DejaVu Sans'" style:name="DejaVu Sans1"/>
    <style:font-face style:font-pitch="variable" style:font-family-generic="system" svg:font-family="'DejaVu Sans'" style:name="DejaVu Sans2"/>
  </office:font-face-decls>
  <office:automatic-styles>
    <style:style style:list-style-name="L1" style:parent-style-name="Text_20_body" style:family="paragraph" style:name="P1"/>
    <style:style style:parent-style-name="Standard" style:family="paragraph" style:name="P3">
      <style:paragraph-properties style:justify-single-word="false" fo:text-align="center"/>
    </style:style>
    <style:style style:parent-style-name="Standard" style:family="paragraph" style:name="P4">
      <style:paragraph-properties style:justify-single-word="false" fo:text-align="end"/>
    </style:style>
    <style:style style:parent-style-name="Standard" style:family="paragraph" style:name="P5">
      <style:paragraph-properties style:justify-single-word="false" fo:text-align="justify"/>
    </style:style>
    <style:style style:family="text" style:name="T1">
      <style:text-properties style:font-weight-complex="bold" style:font-weight-asian="bold" fo:font-weight="bold"/>
    </style:style>
    <style:style style:family="text" style:name="T2">
      <style:text-properties style:font-style-complex="italic" style:font-style-asian="italic" fo:font-style="italic"/>
    </style:style>
    <style:style style:family="text" style:name="T3">
      <style:text-properties style:text-underline-color="font-color" style:text-underline-width="auto" style:text-underline-style="solid"/>
    </style:style>
    <text:list-style style:name="L1">
      <text:list-level-style-bullet text:bullet-char="●" style:num-suffix="." text:style-name="Bullet_20_Symbols" text:level="1">
        <style:list-level-properties text:min-label-width="0.635cm" text:space-before="0.635cm"/>
        <style:text-properties style:font-name="StarSymbol"/>
      </text:list-level-style-bullet>
      <text:list-level-style-bullet text:bullet-char="○" style:num-suffix="." text:style-name="Bullet_20_Symbols" text:level="2">
        <style:list-level-properties text:min-label-width="0.635cm" text:space-before="1.27cm"/>
        <style:text-properties style:font-name="StarSymbol"/>
      </text:list-level-style-bullet>
      <text:list-level-style-bullet text:bullet-char="■" style:num-suffix="." text:style-name="Bullet_20_Symbols" text:level="3">
        <style:list-level-properties text:min-label-width="0.635cm" text:space-before="1.905cm"/>
        <style:text-properties style:font-name="StarSymbol"/>
      </text:list-level-style-bullet>
      <text:list-level-style-bullet text:bullet-char="●" style:num-suffix="." text:style-name="Bullet_20_Symbols" text:level="4">
        <style:list-level-properties text:min-label-width="0.635cm" text:space-before="2.54cm"/>
        <style:text-properties style:font-name="StarSymbol"/>
      </text:list-level-style-bullet>
      <text:list-level-style-bullet text:bullet-char="○" style:num-suffix="." text:style-name="Bullet_20_Symbols" text:level="5">
        <style:list-level-properties text:min-label-width="0.635cm" text:space-before="3.175cm"/>
        <style:text-properties style:font-name="StarSymbol"/>
      </text:list-level-style-bullet>
      <text:list-level-style-bullet text:bullet-char="■" style:num-suffix="." text:style-name="Bullet_20_Symbols" text:level="6">
        <style:list-level-properties text:min-label-width="0.635cm" text:space-before="3.81cm"/>
        <style:text-properties style:font-name="StarSymbol"/>
      </text:list-level-style-bullet>
      <text:list-level-style-bullet text:bullet-char="●" style:num-suffix="." text:style-name="Bullet_20_Symbols" text:level="7">
        <style:list-level-properties text:min-label-width="0.635cm" text:space-before="4.445cm"/>
        <style:text-properties style:font-name="StarSymbol"/>
      </text:list-level-style-bullet>
      <text:list-level-style-bullet text:bullet-char="○" style:num-suffix="." text:style-name="Bullet_20_Symbols" text:level="8">
        <style:list-level-properties text:min-label-width="0.635cm" text:space-before="5.08cm"/>
        <style:text-properties style:font-name="StarSymbol"/>
      </text:list-level-style-bullet>
      <text:list-level-style-bullet text:bullet-char="■" style:num-suffix="." text:style-name="Bullet_20_Symbols" text:level="9">
        <style:list-level-properties text:min-label-width="0.635cm" text:space-before="5.715cm"/>
        <style:text-properties style:font-name="StarSymbol"/>
      </text:list-level-style-bullet>
      <text:list-level-style-bullet text:bullet-char="●" style:num-suffix="." text:style-name="Bullet_20_Symbols" text:level="10">
        <style:list-level-properties text:min-label-width="0.635cm" text:space-before="6.35cm"/>
        <style:text-properties style:font-name="StarSymbol"/>
      </text:list-level-style-bullet>
    </text:list-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itle">körkort</text:p>
      <text:h text:style-name="Heading_20_1" text:outline-level="1">behörigheter</text:h>
      <text:h text:style-name="Heading_20_2" text:outline-level="2">AM</text:h>
      <text:h text:style-name="Heading_20_3" text:outline-level="3">15år Moped &amp; Traktor</text:h>
      <text:h text:style-name="Heading_20_2" text:outline-level="2">A1</text:h>
      <text:h text:style-name="Heading_20_3" text:outline-level="3">16 år lätt motorcykel</text:h>
      <text:h text:style-name="Heading_20_2" text:outline-level="2">A</text:h>
      <text:h text:style-name="Heading_20_3" text:outline-level="3">18 år tung motorcykel högst 25 kW motoreffekt</text:h>
      <text:h text:style-name="Heading_20_3" text:outline-level="3">för högre effekt A-körkort i 2 år</text:h>
      <text:h text:style-name="Heading_20_2" text:outline-level="2">B</text:h>
      <text:h text:style-name="Heading_20_3" text:outline-level="3">18 år personbil - Total vikt 3,5 ton - lätt släp fordon</text:h>
      <text:h text:style-name="Heading_20_4" text:outline-level="4"> </text:h>
      <text:h text:style-name="Heading_20_3" text:outline-level="3">lätt lastbil</text:h>
      <text:h text:style-name="Heading_20_3" text:outline-level="3">3-4 hjul motorcykel,terräng vagn</text:h>
      <text:h text:style-name="Heading_20_2" text:outline-level="2">C</text:h>
      <text:h text:style-name="Heading_20_3" text:outline-level="3">18 år Tung lastbil - total vikt &gt; 3,5 ton</text:h>
      <text:h text:style-name="Heading_20_3" text:outline-level="3">måste ha B körkort</text:h>
      <text:h text:style-name="Heading_20_2" text:outline-level="2">D</text:h>
      <text:h text:style-name="Heading_20_3" text:outline-level="3">21 år Buss </text:h>
      <text:h text:style-name="Heading_20_2" text:outline-level="2">E</text:h>
      <text:h text:style-name="Heading_20_3" text:outline-level="3">släp fordon oavsett vikt</text:h>
      <text:h text:style-name="Heading_20_2" text:outline-level="2">yrkes mässig trafik</text:h>
      <text:h text:style-name="Heading_20_3" text:outline-level="3">ytterligare utbildning</text:h>
      <text:h text:style-name="Heading_20_3" text:outline-level="3">Taxi</text:h>
      <text:h text:style-name="Heading_20_4" text:outline-level="4">taxi  förar legitimation</text:h>
      <text:h text:style-name="Heading_20_1" text:outline-level="1">begrepp</text:h>
      <text:h text:style-name="Heading_20_2" text:outline-level="2">Fordon</text:h>
      <text:h text:style-name="Heading_20_3" text:outline-level="3">motordrivna</text:h>
      <text:h text:style-name="Heading_20_4" text:outline-level="4">bil</text:h>
      <text:h text:style-name="Heading_20_5" text:outline-level="5">persobil</text:h>
      <text:h text:style-name="Heading_20_5" text:outline-level="5">lastbil</text:h>
      <text:h text:style-name="Heading_20_5" text:outline-level="5">buss</text:h>
      <text:h text:style-name="Heading_20_4" text:outline-level="4">motorcykel</text:h>
      <text:h text:style-name="Heading_20_5" text:outline-level="5">lätt MC</text:h>
      <text:h text:style-name="Heading_20_5" text:outline-level="5">tung MC</text:h>
      <text:h text:style-name="Heading_20_4" text:outline-level="4">moped</text:h>
      <text:h text:style-name="Heading_20_5" text:outline-level="5">klass 1 EU moped</text:h>
      <text:h text:style-name="Heading_20_5" text:outline-level="5">klass 2</text:h>
      <text:h text:style-name="Heading_20_3" text:outline-level="3">släp fordon</text:h>
      <text:h text:style-name="Heading_20_3" text:outline-level="3">cykel</text:h>
      <text:h text:style-name="Heading_20_3" text:outline-level="3">hästfordon</text:h>
      <text:h text:style-name="Heading_20_2" text:outline-level="2">väg</text:h>
      <text:h text:style-name="Heading_20_2" text:outline-level="2">körbana</text:h>
      <text:h text:style-name="Heading_20_2" text:outline-level="2">väggren</text:h>
      <text:h text:style-name="Heading_20_2" text:outline-level="2">körfält</text:h>
      <text:h text:style-name="Heading_20_2" text:outline-level="2">väg markeringar</text:h>
      <text:h text:style-name="Heading_20_1" text:outline-level="1">Väg märken</text:h>
      <text:h text:style-name="Heading_20_2" text:outline-level="2">Varningsmärken</text:h>
      <text:h text:style-name="Heading_20_2" text:outline-level="2">Väjningsplikts märken</text:h>
      <text:h text:style-name="Heading_20_2" text:outline-level="2">förbudsmärken</text:h>
      <text:h text:style-name="Heading_20_2" text:outline-level="2">påbudsmärken</text:h>
      <text:h text:style-name="Heading_20_2" text:outline-level="2">anvisningsmärken</text:h>
      <text:h text:style-name="Heading_20_2" text:outline-level="2">lokaliseringsvägmärken</text:h>
      <text:h text:style-name="Heading_20_2" text:outline-level="2">tilläggstavlor</text:h>
      <text:h text:style-name="Heading_20_1" text:outline-level="1">stadskörning</text:h>
      <text:h text:style-name="Heading_20_2" text:outline-level="2">viktigt</text:h>
      <text:h text:style-name="Heading_20_3" text:outline-level="3">rätt anpassad fart</text:h>
      <text:h text:style-name="Heading_20_3" text:outline-level="3">ögon kontakt</text:h>
      <text:h text:style-name="Heading_20_3" text:outline-level="3">placering</text:h>
      <text:h text:style-name="Heading_20_3" text:outline-level="3">hänsyn till barn och äldre</text:h>
      <text:h text:style-name="Heading_20_2" text:outline-level="2">väjning</text:h>
      <text:h text:style-name="Heading_20_3" text:outline-level="3">högerregel</text:h>
      <text:h text:style-name="Heading_20_4" text:outline-level="4">skyldig att släppa trafik från höger</text:h>
      <text:h text:style-name="Heading_20_4" text:outline-level="4">varnings märke med korsning finns ibland</text:h>
      <text:h text:style-name="Heading_20_4" text:outline-level="4">gäller inte</text:h>
      <text:h text:style-name="Heading_20_5" text:outline-level="5">vid infart och körning på huvudled</text:h>
      <text:h text:style-name="Heading_20_5" text:outline-level="5">där väg märkenj stopp och väjnings plikt använts</text:h>
      <text:h text:style-name="Heading_20_5" text:outline-level="5">där det finns fungerande trafikt ljus</text:h>
      <text:h text:style-name="Heading_20_5" text:outline-level="5">där accelarations fält används</text:h>
      <text:h text:style-name="Heading_20_5" text:outline-level="5">i cirkulations plats</text:h>
      <text:h text:style-name="Heading_20_3" text:outline-level="3">huvud led korsning</text:h>
      <text:h text:style-name="Heading_20_4" text:outline-level="4">trafik från vänster höger har väjningsplikt</text:h>
      <text:h text:style-name="Heading_20_4" text:outline-level="4">det förekommer flervägsstopp korsningar</text:h>
      <text:h text:style-name="Heading_20_5" text:outline-level="5">den som stannar först kör först</text:h>
      <text:h text:style-name="Heading_20_5" text:outline-level="5">ögonkontakt</text:h>
      <text:h text:style-name="Heading_20_3" text:outline-level="3">sväng i korsning</text:h>
      <text:h text:style-name="Heading_20_4" text:outline-level="4">sväng till vänster - väj för mötande trafik</text:h>
      <text:h text:style-name="Heading_20_3" text:outline-level="3">väjningsplikt när</text:h>
      <text:h text:style-name="Heading_20_4" text:outline-level="4">du kör ut på gata från</text:h>
      <text:h text:style-name="Heading_20_5" text:outline-level="5">parkeringsplats</text:h>
      <text:h text:style-name="Heading_20_5" text:outline-level="5">fastighet</text:h>
      <text:h text:style-name="Heading_20_5" text:outline-level="5">bensinstation</text:h>
      <text:h text:style-name="Heading_20_5" text:outline-level="5">..</text:h>
      <text:h text:style-name="Heading_20_4" text:outline-level="4">högerregel</text:h>
      <text:h text:style-name="Heading_20_5" text:outline-level="5">skyldig att släppa fordon trafik från höger</text:h>
      <text:h text:style-name="Heading_20_6" text:outline-level="6">ej cykel</text:h>
      <text:h text:style-name="Heading_20_5" text:outline-level="5">varnings märke med korsning finns ibland</text:h>
      <text:h text:style-name="Heading_20_5" text:outline-level="5">gäller inte</text:h>
      <text:h text:style-name="Heading_20_6" text:outline-level="6">vid infart och körning på huvudled</text:h>
      <text:h text:style-name="Heading_20_6" text:outline-level="6">där väg märkenj stopp och väjnings plikt använts</text:h>
      <text:h text:style-name="Heading_20_6" text:outline-level="6">där det finns fungerande trafikt ljus</text:h>
      <text:h text:style-name="Heading_20_6" text:outline-level="6">där accelarations fält används</text:h>
      <text:h text:style-name="Heading_20_6" text:outline-level="6">i cirkulations plats</text:h>
      <text:h text:style-name="Heading_20_4" text:outline-level="4">huvud led korsning</text:h>
      <text:h text:style-name="Heading_20_5" text:outline-level="5">trafik från vänster höger har väjningsplikt</text:h>
      <text:h text:style-name="Heading_20_5" text:outline-level="5">det förekommer flervägsstopp korsningar</text:h>
      <text:h text:style-name="Heading_20_6" text:outline-level="6">den som stannar först kör först</text:h>
      <text:h text:style-name="Heading_20_6" text:outline-level="6">ögonkontakt</text:h>
      <text:h text:style-name="Heading_20_4" text:outline-level="4">sväng i korsning</text:h>
      <text:h text:style-name="Heading_20_5" text:outline-level="5">sväng till vänster - väj för mötande trafik</text:h>
      <text:h text:style-name="Heading_20_4" text:outline-level="4">väjningsplikt när</text:h>
      <text:h text:style-name="Heading_20_5" text:outline-level="5">du kör ut på gata från</text:h>
      <text:h text:style-name="Heading_20_6" text:outline-level="6">parkeringsplats</text:h>
      <text:h text:style-name="Heading_20_6" text:outline-level="6">fastighet</text:h>
      <text:h text:style-name="Heading_20_6" text:outline-level="6">bensinstation</text:h>
      <text:h text:style-name="Heading_20_6" text:outline-level="6">..</text:h>
      <text:h text:style-name="Heading_20_3" text:outline-level="3">passera stillastående buss</text:h>
      <text:h text:style-name="Heading_20_4" text:outline-level="4">sänk fart var beredd stanna om högsta hastighet är 50 km/h</text:h>
      <text:h text:style-name="Heading_20_3" text:outline-level="3">vissa undantag</text:h>
      <text:h text:style-name="Heading_20_4" text:outline-level="4">fri väg</text:h>
      <text:h text:style-name="Heading_20_5" text:outline-level="5">polis,brand,ambulans har rätt att bryta trafikregler</text:h>
      <text:h text:style-name="Heading_20_5" text:outline-level="5">tåg</text:h>
      <text:h text:style-name="Heading_20_5" text:outline-level="5">spårvagn</text:h>
      <text:h text:style-name="Heading_20_4" text:outline-level="4">ej hindra processioner t.ex begravingståg</text:h>
      <text:h text:style-name="Heading_20_4" text:outline-level="4">gult varningsljus</text:h>
      <text:h text:style-name="Heading_20_5" text:outline-level="5">väg arbete varning</text:h>
      <text:h text:style-name="Heading_20_2" text:outline-level="2">placering</text:h>
      <text:h text:style-name="Heading_20_3" text:outline-level="3">dubbel riktad</text:h>
      <text:h text:style-name="Heading_20_4" text:outline-level="4">om höger: placering höger</text:h>
      <text:h text:style-name="Heading_20_4" text:outline-level="4">om rakt: placering höger eller mitt</text:h>
      <text:h text:style-name="Heading_20_4" text:outline-level="4">om vänster: placering vänster när körbarnans mitt</text:h>
      <text:h text:style-name="Heading_20_3" text:outline-level="3">enkel riktad</text:h>
      <text:h text:style-name="Heading_20_4" text:outline-level="4">om höger: placering höger</text:h>
      <text:h text:style-name="Heading_20_4" text:outline-level="4">om rakt: placering höger eller mitt</text:h>
      <text:h text:style-name="Heading_20_4" text:outline-level="4">om vänster: placering vänster</text:h>
      <text:h text:style-name="Heading_20_3" text:outline-level="3">cyklister</text:h>
      <text:h text:style-name="Heading_20_4" text:outline-level="4">vingelavstånd</text:h>
      <text:h text:style-name="Heading_20_2" text:outline-level="2">hastighet</text:h>
      <text:h text:style-name="Heading_20_3" text:outline-level="3">tätbebyggt oftast 50 km/h</text:h>
      <text:h text:style-name="Heading_20_2" text:outline-level="2">Rangordning</text:h>
      <text:h text:style-name="Heading_20_3" text:outline-level="3">polismans tecken</text:h>
      <text:h text:style-name="Heading_20_3" text:outline-level="3">trafik signal</text:h>
      <text:h text:style-name="Heading_20_3" text:outline-level="3">vägmärke</text:h>
      <text:h text:style-name="Heading_20_2" text:outline-level="2">stopp signal skylt</text:h>
      <text:h text:style-name="Heading_20_3" text:outline-level="3">stanna vid stopp linje om rött ljus</text:h>
      <text:h text:style-name="Heading_20_2" text:outline-level="2">omkörning</text:h>
      <text:h text:style-name="Heading_20_3" text:outline-level="3">om max 70 km/h och minst 2 körfält</text:h>
      <text:h text:style-name="Heading_20_4" text:outline-level="4">omkörning tillåtet på höger och vänster sida</text:h>
      <text:h text:style-name="Heading_20_3" text:outline-level="3">förbjudet</text:h>
      <text:h text:style-name="Heading_20_4" text:outline-level="4">om fara</text:h>
      <text:h text:style-name="Heading_20_4" text:outline-level="4">om mötande trafik</text:h>
      <text:h text:style-name="Heading_20_4" text:outline-level="4">om bakomvarande påbörjar omkörning</text:h>
      <text:h text:style-name="Heading_20_4" text:outline-level="4">på vä sida om framför bil påbörjar vä svänng</text:h>
      <text:h text:style-name="Heading_20_4" text:outline-level="4">före järnvägskoorsning</text:h>
      <text:h text:style-name="Heading_20_4" text:outline-level="4">före övergångsställe el cykel avfart</text:h>
      <text:h text:style-name="Heading_20_2" text:outline-level="2">parkering</text:h>
      <text:h text:style-name="Heading_20_2" text:outline-level="2">förbjudet stanna</text:h>
      <text:h text:style-name="Heading_20_3" text:outline-level="3">järnvägs korsning</text:h>
      <text:h text:style-name="Heading_20_3" text:outline-level="3">spårvägskorsning</text:h>
      <text:h text:style-name="Heading_20_3" text:outline-level="3">tunnel</text:h>
      <text:h text:style-name="Heading_20_3" text:outline-level="3">...</text:h>
      <text:h text:style-name="Heading_20_2" text:outline-level="2">datum parkering</text:h>
      <text:h text:style-name="Heading_20_3" text:outline-level="3">jämna eller udda datum</text:h>
      <text:h text:style-name="Heading_20_1" text:outline-level="1">landsväg körning</text:h>
      <text:list text:style-name="L1">
        <text:list-item>
          <text:p text:style-name="Standard">avstånd till bil framför</text:p>
          <text:list text:style-name="L1">
            <text:list-item>
              <text:p text:style-name="Standard">avstånd till framförvarande 3-sek</text:p>
            </text:list-item>
          </text:list>
          <text:list text:style-name="L1">
            <text:list-item>
              <text:p text:style-name="Standard">samma avstånd som hastighet - 70 km/h 70 meter</text:p>
            </text:list-item>
          </text:list>
          <text:list text:style-name="L1">
            <text:list-item>
              <text:p text:style-name="Standard">gäller i bra underlag</text:p>
            </text:list-item>
          </text:list>
        </text:list-item>
      </text:list>
      <text:list text:style-name="L1">
        <text:list-item>
          <text:p text:style-name="Standard">fartblindhet</text:p>
        </text:list-item>
      </text:list>
      <text:list text:style-name="L1">
        <text:list-item>
          <text:p text:style-name="Standard">tunnelseende - periferi ses ej</text:p>
        </text:list-item>
      </text:list>
      <text:list text:style-name="L1">
        <text:list-item>
          <text:p text:style-name="Standard">vägarbete</text:p>
          <text:list text:style-name="L1">
            <text:list-item>
              <text:p text:style-name="Standard">låg fart stort avstånd</text:p>
            </text:list-item>
          </text:list>
          <text:list text:style-name="L1">
            <text:list-item>
              <text:p text:style-name="Standard">hänsyn</text:p>
            </text:list-item>
          </text:list>
        </text:list-item>
      </text:list>
      <text:list text:style-name="L1">
        <text:list-item>
          <text:p text:style-name="Standard">omkörning</text:p>
          <text:list text:style-name="L1">
            <text:list-item>
              <text:p text:style-name="Standard">stora krav på bedömningar</text:p>
            </text:list-item>
          </text:list>
          <text:list text:style-name="L1">
            <text:list-item>
              <text:p text:style-name="Standard">hur lång sträcka kan du överblicka - räcker den ?</text:p>
            </text:list-item>
          </text:list>
          <text:list text:style-name="L1">
            <text:list-item>
              <text:p text:style-name="Standard">avbryt omkörning om det behövs</text:p>
            </text:list-item>
          </text:list>
          <text:list text:style-name="L1">
            <text:list-item>
              <text:p text:style-name="Standard">tillåten ?</text:p>
            </text:list-item>
          </text:list>
          <text:list text:style-name="L1">
            <text:list-item>
              <text:p text:style-name="Standard">risk att bil framför skall svänga vä ?</text:p>
            </text:list-item>
          </text:list>
          <text:list text:style-name="L1">
            <text:list-item>
              <text:p text:style-name="Standard">när du blir omkörd</text:p>
              <text:list text:style-name="L1">
                <text:list-item>
                  <text:p text:style-name="Standard">håll till höger</text:p>
                </text:list-item>
              </text:list>
              <text:list text:style-name="L1">
                <text:list-item>
                  <text:p text:style-name="Standard">öka inte farten</text:p>
                </text:list-item>
              </text:list>
              <text:list text:style-name="L1">
                <text:list-item>
                  <text:p text:style-name="Standard">ev. minska farten</text:p>
                </text:list-item>
              </text:list>
            </text:list-item>
          </text:list>
        </text:list-item>
      </text:list>
      <text:list text:style-name="L1">
        <text:list-item>
          <text:p text:style-name="Standard">vägrenen</text:p>
          <text:list text:style-name="L1">
            <text:list-item>
              <text:p text:style-name="Standard">är inget extra körfält !</text:p>
            </text:list-item>
          </text:list>
          <text:list text:style-name="L1">
            <text:list-item>
              <text:p text:style-name="Standard">säkerhetsområde</text:p>
            </text:list-item>
          </text:list>
          <text:list text:style-name="L1">
            <text:list-item>
              <text:p text:style-name="Standard">man kan använda för att släppa fram trafik</text:p>
            </text:list-item>
          </text:list>
        </text:list-item>
      </text:list>
      <text:list text:style-name="L1">
        <text:list-item>
          <text:p text:style-name="Standard">vänster sväng landsväg</text:p>
          <text:list text:style-name="L1">
            <text:list-item>
              <text:p text:style-name="Standard">placering intill mittlinje</text:p>
            </text:list-item>
          </text:list>
          <text:list text:style-name="L1">
            <text:list-item>
              <text:p text:style-name="Standard">vrid inte hjul till vänster</text:p>
              <text:list text:style-name="L1">
                <text:list-item>
                  <text:p text:style-name="Standard">om du blir påkörd kan du kastas ut mot mötande</text:p>
                </text:list-item>
              </text:list>
            </text:list-item>
          </text:list>
          <text:list text:style-name="L1">
            <text:list-item>
              <text:p text:style-name="Standard">spanska svängen</text:p>
            </text:list-item>
          </text:list>
          <text:list text:style-name="L1">
            <text:list-item>
              <text:p text:style-name="Standard">undvik vänstersväng om det finns trafik bakom</text:p>
            </text:list-item>
          </text:list>
        </text:list-item>
      </text:list>
      <text:list text:style-name="L1">
        <text:list-item>
          <text:p text:style-name="Standard">järnvägs korsningar</text:p>
          <text:list text:style-name="L1">
            <text:list-item>
              <text:p text:style-name="Standard">sikten bestmmer farten</text:p>
            </text:list-item>
          </text:list>
          <text:list text:style-name="L1">
            <text:list-item>
              <text:p text:style-name="Standard">växla ner före korsning</text:p>
            </text:list-item>
          </text:list>
          <text:list text:style-name="L1">
            <text:list-item>
              <text:p text:style-name="Standard">skulle du fastna mellan bommar - kör igenom dem</text:p>
            </text:list-item>
          </text:list>
          <text:list text:style-name="L1">
            <text:list-item>
              <text:p text:style-name="Standard">starta in för tidigt</text:p>
            </text:list-item>
          </text:list>
          <text:list text:style-name="L1">
            <text:list-item>
              <text:p text:style-name="Standard">finns det stopp märke - stanna vid stopp linje</text:p>
            </text:list-item>
          </text:list>
          <text:list text:style-name="L1">
            <text:list-item>
              <text:p text:style-name="Standard">förbjudet att köra om före eller i korsning</text:p>
            </text:list-item>
          </text:list>
          <text:list text:style-name="L1">
            <text:list-item>
              <text:p text:style-name="Standard">förbjudet att stanna i korsning</text:p>
            </text:list-item>
          </text:list>
          <text:list text:style-name="L1">
            <text:list-item>
              <text:p text:style-name="Standard">förbjudet att parkera närmare än 30 m från korsning</text:p>
            </text:list-item>
          </text:list>
        </text:list-item>
      </text:list>
      <text:list text:style-name="L1">
        <text:list-item>
          <text:p text:style-name="Standard">viltfaran</text:p>
          <text:list text:style-name="L1">
            <text:list-item>
              <text:p text:style-name="Standard">risk störst</text:p>
              <text:list text:style-name="L1">
                <text:list-item>
                  <text:p text:style-name="Standard">gryning/skymning</text:p>
                </text:list-item>
              </text:list>
              <text:list text:style-name="L1">
                <text:list-item>
                  <text:p text:style-name="Standard">maj - juni</text:p>
                </text:list-item>
              </text:list>
              <text:list text:style-name="L1">
                <text:list-item>
                  <text:p text:style-name="Standard">sept-okt</text:p>
                </text:list-item>
              </text:list>
            </text:list-item>
          </text:list>
          <text:list text:style-name="L1">
            <text:list-item>
              <text:p text:style-name="Standard">om olycka</text:p>
              <text:list text:style-name="L1">
                <text:list-item>
                  <text:p text:style-name="Standard">märk ut plats vid kollisison</text:p>
                </text:list-item>
              </text:list>
              <text:list text:style-name="L1">
                <text:list-item>
                  <text:p text:style-name="Standard">varnings blinkers</text:p>
                </text:list-item>
              </text:list>
              <text:list text:style-name="L1">
                <text:list-item>
                  <text:p text:style-name="Standard">varningstriangel</text:p>
                </text:list-item>
              </text:list>
            </text:list-item>
          </text:list>
        </text:list-item>
      </text:list>
      <text:list text:style-name="L1">
        <text:list-item>
          <text:p text:style-name="Standard">stanna</text:p>
          <text:list text:style-name="L1">
            <text:list-item>
              <text:p text:style-name="Standard">långt fram om parkeringsplats</text:p>
            </text:list-item>
          </text:list>
          <text:list text:style-name="L1">
            <text:list-item>
              <text:p text:style-name="Standard">parkeringsförbud på huvudled gör att du inte fåår stanna och svara i telefon</text:p>
            </text:list-item>
          </text:list>
        </text:list-item>
      </text:list>
      <text:list text:style-name="L1">
        <text:list-item>
          <text:p text:style-name="Standard">nödstopp</text:p>
          <text:list text:style-name="L1">
            <text:list-item>
              <text:p text:style-name="Standard">stanna lång ut på kanten med varnings blinker</text:p>
            </text:list-item>
          </text:list>
        </text:list-item>
      </text:list>
      <text:h text:style-name="Heading_20_1" text:outline-level="1">motorväg</text:h>
      <text:list text:style-name="L1">
        <text:list-item>
          <text:p text:style-name="Standard">bara bil buss lastbil motorcykel</text:p>
        </text:list-item>
      </text:list>
      <text:list text:style-name="L1">
        <text:list-item>
          <text:p text:style-name="Standard">förbud</text:p>
          <text:list text:style-name="L1">
            <text:list-item>
              <text:p text:style-name="Standard">stopp förbud</text:p>
            </text:list-item>
          </text:list>
          <text:list text:style-name="L1">
            <text:list-item>
              <text:p text:style-name="Standard">vändningsförbud</text:p>
            </text:list-item>
          </text:list>
          <text:list text:style-name="L1">
            <text:list-item>
              <text:p text:style-name="Standard">backningsförbud</text:p>
            </text:list-item>
          </text:list>
          <text:list text:style-name="L1">
            <text:list-item>
              <text:p text:style-name="Standard">inte cyklister,gående,mopeder,traktorer</text:p>
            </text:list-item>
          </text:list>
        </text:list-item>
      </text:list>
      <text:list text:style-name="L1">
        <text:list-item>
          <text:p text:style-name="Standard">risker</text:p>
          <text:list text:style-name="L1">
            <text:list-item>
              <text:p text:style-name="Standard">korta avstånd</text:p>
            </text:list-item>
          </text:list>
          <text:list text:style-name="L1">
            <text:list-item>
              <text:p text:style-name="Standard">enformig körning</text:p>
            </text:list-item>
          </text:list>
          <text:list text:style-name="L1">
            <text:list-item>
              <text:p text:style-name="Standard">vattenplaning</text:p>
            </text:list-item>
          </text:list>
        </text:list-item>
      </text:list>
      <text:h text:style-name="Heading_20_1" text:outline-level="1">motortrafikled</text:h>
      <text:h text:style-name="Heading_20_1" text:outline-level="1">bilens inre säkerhet</text:h>
      <text:list text:style-name="L1">
        <text:list-item>
          <text:p text:style-name="Standard">bilbälte nära kroppen , dra till,ta av jackan</text:p>
        </text:list-item>
      </text:list>
      <text:list text:style-name="L1">
        <text:list-item>
          <text:p text:style-name="Standard">justera höjd på huvudskyddet</text:p>
          <text:list text:style-name="L1">
            <text:list-item>
              <text:p text:style-name="Standard">wiplash</text:p>
            </text:list-item>
          </text:list>
        </text:list-item>
      </text:list>
      <text:list text:style-name="L1">
        <text:list-item>
          <text:p text:style-name="Standard">krockkudde viktigt skydd</text:p>
        </text:list-item>
      </text:list>
      <text:list text:style-name="L1">
        <text:list-item>
          <text:p text:style-name="Standard">bilbarnstol i framsätet får inte användas utan att krockkudde kopplas bort</text:p>
        </text:list-item>
      </text:list>
      <text:list text:style-name="L1">
        <text:list-item>
          <text:p text:style-name="Standard">lägg tyngre grejer lågt</text:p>
        </text:list-item>
      </text:list>
      <text:h text:style-name="Heading_20_1" text:outline-level="1">barnsäkerhet</text:h>
      <text:list text:style-name="L1">
        <text:list-item>
          <text:p text:style-name="Standard">0-9 mån </text:p>
          <text:list text:style-name="L1">
            <text:list-item>
              <text:p text:style-name="Standard">bakåtvänt babyskydd</text:p>
            </text:list-item>
          </text:list>
        </text:list-item>
      </text:list>
      <text:list text:style-name="L1">
        <text:list-item>
          <text:p text:style-name="Standard">9-mån-4 år</text:p>
          <text:list text:style-name="L1">
            <text:list-item>
              <text:p text:style-name="Standard">bakåt vänd bilbarnstol</text:p>
            </text:list-item>
          </text:list>
        </text:list-item>
      </text:list>
      <text:list text:style-name="L1">
        <text:list-item>
          <text:p text:style-name="Standard">4 år-</text:p>
          <text:list text:style-name="L1">
            <text:list-item>
              <text:p text:style-name="Standard">framåtvänd bältestol eller bälteskudde</text:p>
            </text:list-item>
          </text:list>
        </text:list-item>
      </text:list>
      <text:list text:style-name="L1">
        <text:list-item>
          <text:p text:style-name="Standard">minst 135 cm </text:p>
          <text:list text:style-name="L1">
            <text:list-item>
              <text:p text:style-name="Standard">sitta som vuxen men i baksätet</text:p>
            </text:list-item>
          </text:list>
        </text:list-item>
      </text:list>
      <text:list text:style-name="L1">
        <text:list-item>
          <text:p text:style-name="Standard">minst 140</text:p>
          <text:list text:style-name="L1">
            <text:list-item>
              <text:p text:style-name="Standard">får sitta vid plats med krockkudde</text:p>
            </text:list-item>
          </text:list>
        </text:list-item>
      </text:list>
      <text:h text:style-name="Heading_20_1" text:outline-level="1">bilens köregenskaper</text:h>
      <text:list text:style-name="L1">
        <text:list-item>
          <text:p text:style-name="Standard">stopp sträcka = reaktions sträcka + bromssträcka</text:p>
        </text:list-item>
      </text:list>
      <text:list text:style-name="L1">
        <text:list-item>
          <text:p text:style-name="Standard">reaktions sträckans längd avgörs av farten och reaktions tid</text:p>
        </text:list-item>
      </text:list>
      <text:list text:style-name="L1">
        <text:list-item>
          <text:p text:style-name="Standard">räkna ut reaktions sträckan</text:p>
          <text:list text:style-name="L1">
            <text:list-item>
              <text:p text:style-name="Standard">Stryk 0 i farten och multiplicera med 3</text:p>
              <text:list text:style-name="L1">
                <text:list-item>
                  <text:p text:style-name="Standard">60 km -&gt; 6*3=18 meter</text:p>
                </text:list-item>
              </text:list>
            </text:list-item>
          </text:list>
        </text:list-item>
      </text:list>
      <text:list text:style-name="L1">
        <text:list-item>
          <text:p text:style-name="Standard">om du ökar farten till det dubbla -&gt; rörelse energi 4 ggr större</text:p>
        </text:list-item>
      </text:list>
      <text:list text:style-name="L1">
        <text:list-item>
          <text:p text:style-name="Standard">om du ökar farten 3 gånger -&gt; rörelse energi 9 ggr större</text:p>
        </text:list-item>
      </text:list>
      <text:list text:style-name="L1">
        <text:list-item>
          <text:p text:style-name="Standard">bromsträckan påverkas också av</text:p>
          <text:list text:style-name="L1">
            <text:list-item>
              <text:p text:style-name="Standard">väglag</text:p>
            </text:list-item>
          </text:list>
          <text:list text:style-name="L1">
            <text:list-item>
              <text:p text:style-name="Standard">däck</text:p>
            </text:list-item>
          </text:list>
          <text:list text:style-name="L1">
            <text:list-item>
              <text:p text:style-name="Standard">bromsar</text:p>
            </text:list-item>
          </text:list>
          <text:list text:style-name="L1">
            <text:list-item>
              <text:p text:style-name="Standard">bromsteknik</text:p>
            </text:list-item>
          </text:list>
          <text:list text:style-name="L1">
            <text:list-item>
              <text:p text:style-name="Standard">lastens placering</text:p>
            </text:list-item>
          </text:list>
        </text:list-item>
      </text:list>
      <text:list text:style-name="L1">
        <text:list-item>
          <text:p text:style-name="Standard">tvärbromsning</text:p>
          <text:list text:style-name="L1">
            <text:list-item>
              <text:p text:style-name="Standard">bil går inte att styra</text:p>
            </text:list-item>
          </text:list>
        </text:list-item>
      </text:list>
      <text:list text:style-name="L1">
        <text:list-item>
          <text:p text:style-name="Standard">understyrning</text:p>
          <text:list text:style-name="L1">
            <text:list-item>
              <text:p text:style-name="Standard">vrid ratt men upplever att bilen svänger LITE</text:p>
              <text:list text:style-name="L1">
                <text:list-item>
                  <text:p text:style-name="Standard">framdäck vattenplanar</text:p>
                </text:list-item>
              </text:list>
              <text:list text:style-name="L1">
                <text:list-item>
                  <text:p text:style-name="Standard">bromsar utan ABS</text:p>
                </text:list-item>
              </text:list>
              <text:list text:style-name="L1">
                <text:list-item>
                  <text:p text:style-name="Standard">motorbroms med framhjulsdrift</text:p>
                </text:list-item>
              </text:list>
              <text:list text:style-name="L1">
                <text:list-item>
                  <text:p text:style-name="Standard">lågt ringtryck fram</text:p>
                </text:list-item>
              </text:list>
            </text:list-item>
          </text:list>
        </text:list-item>
      </text:list>
      <text:list text:style-name="L1">
        <text:list-item>
          <text:p text:style-name="Standard">överstyrning</text:p>
          <text:list text:style-name="L1">
            <text:list-item>
              <text:p text:style-name="Standard">vrid ratt men upplever att bilen svänger MYCKET</text:p>
              <text:list text:style-name="L1">
                <text:list-item>
                  <text:p text:style-name="Standard">bakdäck vattenplanar</text:p>
                </text:list-item>
              </text:list>
              <text:list text:style-name="L1">
                <text:list-item>
                  <text:p text:style-name="Standard">föraren bromsar hårt</text:p>
                </text:list-item>
              </text:list>
              <text:list text:style-name="L1">
                <text:list-item>
                  <text:p text:style-name="Standard">motorbroms med framhjulsdrift</text:p>
                </text:list-item>
              </text:list>
              <text:list text:style-name="L1">
                <text:list-item>
                  <text:p text:style-name="Standard">lågt ringtryck bak</text:p>
                </text:list-item>
              </text:list>
              <text:list text:style-name="L1">
                <text:list-item>
                  <text:p text:style-name="Standard">sidvind</text:p>
                </text:list-item>
              </text:list>
            </text:list-item>
          </text:list>
        </text:list-item>
      </text:list>
      <text:list text:style-name="L1">
        <text:list-item>
          <text:p text:style-name="Standard">bakhjulssladd farlig vid hård inbromsning</text:p>
          <text:list text:style-name="L1">
            <text:list-item>
              <text:p text:style-name="Standard">sämre bakdäck än framdäck</text:p>
            </text:list-item>
          </text:list>
          <text:list text:style-name="L1">
            <text:list-item>
              <text:p text:style-name="Standard">felaktig bromskraft fördelning</text:p>
            </text:list-item>
          </text:list>
          <text:list text:style-name="L1">
            <text:list-item>
              <text:p text:style-name="Standard">dåliga stötdämpare bak</text:p>
            </text:list-item>
          </text:list>
        </text:list-item>
      </text:list>
      <text:list text:style-name="L1">
        <text:list-item>
          <text:p text:style-name="Standard">bästa däck på bak-axel</text:p>
        </text:list-item>
      </text:list>
      <text:list text:style-name="L1">
        <text:list-item>
          <text:p text:style-name="Standard">drivsystem</text:p>
          <text:list text:style-name="L1">
            <text:list-item>
              <text:p text:style-name="Standard">framhjulsdriven</text:p>
              <text:list text:style-name="L1">
                <text:list-item>
                  <text:p text:style-name="Standard">de flesta moderna</text:p>
                </text:list-item>
              </text:list>
              <text:list text:style-name="L1">
                <text:list-item>
                  <text:p text:style-name="Standard">bättre på vinterväg</text:p>
                </text:list-item>
              </text:list>
              <text:list text:style-name="L1">
                <text:list-item>
                  <text:p text:style-name="Standard"> </text:p>
                </text:list-item>
              </text:list>
            </text:list-item>
          </text:list>
          <text:list text:style-name="L1">
            <text:list-item>
              <text:p text:style-name="Standard">bakhjulsdriven</text:p>
              <text:list text:style-name="L1">
                <text:list-item>
                  <text:p text:style-name="Standard">sämre vägegenskaper på dåligt väglag</text:p>
                </text:list-item>
              </text:list>
            </text:list-item>
          </text:list>
          <text:list text:style-name="L1">
            <text:list-item>
              <text:p text:style-name="Standard">4-hjuls driven</text:p>
              <text:list text:style-name="L1">
                <text:list-item>
                  <text:p text:style-name="Standard">stora fördelar på snö/is</text:p>
                </text:list-item>
              </text:list>
            </text:list-item>
          </text:list>
        </text:list-item>
      </text:list>
      <text:list text:style-name="L1">
        <text:list-item>
          <text:p text:style-name="Standard">anti-spinn system</text:p>
          <text:list text:style-name="L1">
            <text:list-item>
              <text:p text:style-name="Standard">de flesta nya bilar</text:p>
              <text:list text:style-name="L1">
                <text:list-item>
                  <text:p text:style-name="Standard">halt väglagg</text:p>
                </text:list-item>
              </text:list>
            </text:list-item>
          </text:list>
        </text:list-item>
      </text:list>
      <text:list text:style-name="L1">
        <text:list-item>
          <text:p text:style-name="Standard">antisladd system</text:p>
          <text:list text:style-name="L1">
            <text:list-item>
              <text:p text:style-name="Standard">ESP,ESC,DSTC</text:p>
              <text:list text:style-name="L1">
                <text:list-item>
                  <text:p text:style-name="Standard">känner av om ett hjul sladdar</text:p>
                </text:list-item>
              </text:list>
            </text:list-item>
          </text:list>
        </text:list-item>
      </text:list>
      <text:list text:style-name="L1">
        <text:list-item>
          <text:p text:style-name="Standard">bromssystem</text:p>
          <text:list text:style-name="L1">
            <text:list-item>
              <text:p text:style-name="Standard">hydrauliskt</text:p>
              <text:list text:style-name="L1">
                <text:list-item>
                  <text:p text:style-name="Standard">bromsvätskan överför kraften</text:p>
                </text:list-item>
              </text:list>
            </text:list-item>
          </text:list>
          <text:list text:style-name="L1">
            <text:list-item>
              <text:p text:style-name="Standard">tvåkrets</text:p>
              <text:list text:style-name="L1">
                <text:list-item>
                  <text:p text:style-name="Standard">läckage på ena så funkar de 2 andra hjulen</text:p>
                </text:list-item>
              </text:list>
            </text:list-item>
          </text:list>
          <text:list text:style-name="L1">
            <text:list-item>
              <text:p text:style-name="Standard">vakuumservo (bromsservo)</text:p>
              <text:list text:style-name="L1">
                <text:list-item>
                  <text:p text:style-name="Standard">förstärker bromskraft</text:p>
                </text:list-item>
              </text:list>
              <text:list text:style-name="L1">
                <text:list-item>
                  <text:p text:style-name="Standard"> </text:p>
                </text:list-item>
              </text:list>
            </text:list-item>
          </text:list>
          <text:list text:style-name="L1">
            <text:list-item>
              <text:p text:style-name="Standard">trum servo</text:p>
              <text:list text:style-name="L1">
                <text:list-item>
                  <text:p text:style-name="Standard">äldre bilar</text:p>
                </text:list-item>
              </text:list>
              <text:list text:style-name="L1">
                <text:list-item>
                  <text:p text:style-name="Standard"> </text:p>
                </text:list-item>
              </text:list>
            </text:list-item>
          </text:list>
          <text:list text:style-name="L1">
            <text:list-item>
              <text:p text:style-name="Standard">skivbroms</text:p>
            </text:list-item>
          </text:list>
          <text:list text:style-name="L1">
            <text:list-item>
              <text:p text:style-name="Standard">bromsvätskan</text:p>
              <text:list text:style-name="L1">
                <text:list-item>
                  <text:p text:style-name="Standard">kontrollera nivå</text:p>
                </text:list-item>
              </text:list>
              <text:list text:style-name="L1">
                <text:list-item>
                  <text:p text:style-name="Standard">fel beror på läckage eller utslitna bromsklotsar</text:p>
                </text:list-item>
              </text:list>
              <text:list text:style-name="L1">
                <text:list-item>
                  <text:p text:style-name="Standard">drar åt sig fukt</text:p>
                </text:list-item>
              </text:list>
              <text:list text:style-name="L1">
                <text:list-item>
                  <text:p text:style-name="Standard">bör bytas vartannat år</text:p>
                </text:list-item>
              </text:list>
            </text:list-item>
          </text:list>
          <text:list text:style-name="L1">
            <text:list-item>
              <text:p text:style-name="Standard">parkerings broms</text:p>
              <text:list text:style-name="L1">
                <text:list-item>
                  <text:p text:style-name="Standard">separat broms på bakhjulen</text:p>
                </text:list-item>
              </text:list>
            </text:list-item>
          </text:list>
          <text:list text:style-name="L1">
            <text:list-item>
              <text:p text:style-name="Standard">färdbroms</text:p>
              <text:list text:style-name="L1">
                <text:list-item>
                  <text:p text:style-name="Standard">kraft överförs med bromsvätska</text:p>
                </text:list-item>
              </text:list>
            </text:list-item>
          </text:list>
          <text:list text:style-name="L1">
            <text:list-item>
              <text:p text:style-name="Standard">varningslampa ABS</text:p>
              <text:list text:style-name="L1">
                <text:list-item>
                  <text:p text:style-name="Standard">risk för hjullåsning under hård broms</text:p>
                </text:list-item>
              </text:list>
            </text:list-item>
          </text:list>
          <text:list text:style-name="L1">
            <text:list-item>
              <text:p text:style-name="Standard">bromsvarnings lampa</text:p>
              <text:list text:style-name="L1">
                <text:list-item>
                  <text:p text:style-name="Standard">kör inte vidare </text:p>
                </text:list-item>
              </text:list>
              <text:list text:style-name="L1">
                <text:list-item>
                  <text:p text:style-name="Standard">bärgning</text:p>
                </text:list-item>
              </text:list>
            </text:list-item>
          </text:list>
          <text:list text:style-name="L1">
            <text:list-item>
              <text:p text:style-name="Standard">broms kontroll</text:p>
              <text:list text:style-name="L1">
                <text:list-item>
                  <text:p text:style-name="Standard">tryck broms hårt i 20 sek</text:p>
                  <text:list text:style-name="L1">
                    <text:list-item>
                      <text:p text:style-name="Standard">om pedal sjunker - läckage</text:p>
                    </text:list-item>
                  </text:list>
                  <text:list text:style-name="L1">
                    <text:list-item>
                      <text:p text:style-name="Standard">om broms tar långt ner - slitna bromsar</text:p>
                    </text:list-item>
                  </text:list>
                  <text:list text:style-name="L1">
                    <text:list-item>
                      <text:p text:style-name="Standard">om fjädrande broms - luft i systemet</text:p>
                    </text:list-item>
                  </text:list>
                </text:list-item>
              </text:list>
            </text:list-item>
          </text:list>
        </text:list-item>
      </text:list>
      <text:list text:style-name="L1">
        <text:list-item>
          <text:p text:style-name="Standard">mönsterdjup</text:p>
          <text:list text:style-name="L1">
            <text:list-item>
              <text:p text:style-name="Standard">minsta tillåtna 1,6 mm</text:p>
            </text:list-item>
          </text:list>
          <text:list text:style-name="L1">
            <text:list-item>
              <text:p text:style-name="Standard">om vinter väglag körning 3 mm</text:p>
            </text:list-item>
          </text:list>
          <text:list text:style-name="L1">
            <text:list-item>
              <text:p text:style-name="Standard">nytt har 9 mm</text:p>
            </text:list-item>
          </text:list>
        </text:list-item>
      </text:list>
      <text:list text:style-name="L1">
        <text:list-item>
          <text:p text:style-name="Standard">däckbyte</text:p>
          <text:list text:style-name="L1">
            <text:list-item>
              <text:p text:style-name="Standard">1 dec - 31 mars</text:p>
              <text:list text:style-name="L1">
                <text:list-item>
                  <text:p text:style-name="Standard">vinterdäck måste nvändas vid vinterväglag</text:p>
                </text:list-item>
              </text:list>
            </text:list-item>
          </text:list>
          <text:list text:style-name="L1">
            <text:list-item>
              <text:p text:style-name="Standard">16 april - 30 Sept</text:p>
              <text:list text:style-name="L1">
                <text:list-item>
                  <text:p text:style-name="Standard">dubb däck förbud</text:p>
                  <text:list text:style-name="L1">
                    <text:list-item>
                      <text:p text:style-name="Standard">gäller inte om vinterväglag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Standard">dubbdäck</text:p>
              <text:list text:style-name="L1">
                <text:list-item>
                  <text:p text:style-name="Standard">bra i snö och is</text:p>
                </text:list-item>
              </text:list>
              <text:list text:style-name="L1">
                <text:list-item>
                  <text:p text:style-name="Standard">sliter mer på vägar</text:p>
                </text:list-item>
              </text:list>
            </text:list-item>
          </text:list>
          <text:list text:style-name="L1">
            <text:list-item>
              <text:p text:style-name="Standard">friktions däck</text:p>
              <text:list text:style-name="L1">
                <text:list-item>
                  <text:p text:style-name="Standard">vinterdäck utan dubbar</text:p>
                  <text:list text:style-name="L1">
                    <text:list-item>
                      <text:p text:style-name="Standard">bra is snö - sämre på is</text:p>
                    </text:list-item>
                  </text:list>
                  <text:list text:style-name="L1">
                    <text:list-item>
                      <text:p text:style-name="Standard">sliter inte på vägar</text:p>
                    </text:list-item>
                  </text:list>
                </text:list-item>
              </text:list>
            </text:list-item>
          </text:list>
        </text:list-item>
      </text:list>
      <text:list text:style-name="L1">
        <text:list-item>
          <text:p text:style-name="Standard">styrsystem</text:p>
          <text:list text:style-name="L1">
            <text:list-item>
              <text:p text:style-name="Standard">nya bilar har servo styrning</text:p>
              <text:list text:style-name="L1">
                <text:list-item>
                  <text:p text:style-name="Standard">funkar inte när motorn är av, t.ex vid bogserings</text:p>
                </text:list-item>
              </text:list>
            </text:list-item>
          </text:list>
        </text:list-item>
      </text:list>
      <text:list text:style-name="L1">
        <text:list-item>
          <text:p text:style-name="Standard">generatorn</text:p>
          <text:list text:style-name="L1">
            <text:list-item>
              <text:p text:style-name="Standard">ström som lagras i batteriet alstras av generatorn</text:p>
            </text:list-item>
          </text:list>
          <text:list text:style-name="L1">
            <text:list-item>
              <text:p text:style-name="Standard">generator rem driver generatorn - den kan gå av</text:p>
            </text:list-item>
          </text:list>
          <text:list text:style-name="L1">
            <text:list-item>
              <text:p text:style-name="Standard">laddningslampa</text:p>
            </text:list-item>
          </text:list>
        </text:list-item>
      </text:list>
      <text:list text:style-name="L1">
        <text:list-item>
          <text:p text:style-name="Standard">säkringar</text:p>
          <text:list text:style-name="L1">
            <text:list-item>
              <text:p text:style-name="Standard">man ser om de är sönder genoma tt tråd är av</text:p>
            </text:list-item>
          </text:list>
        </text:list-item>
      </text:list>
      <text:list text:style-name="L1">
        <text:list-item>
          <text:p text:style-name="Standard">starthjälp</text:p>
          <text:list text:style-name="L1">
            <text:list-item>
              <text:p text:style-name="Standard">koppla ihop plus med plus och minus med minus</text:p>
            </text:list-item>
          </text:list>
        </text:list-item>
      </text:list>
      <text:list text:style-name="L1">
        <text:list-item>
          <text:p text:style-name="Standard">kyl system</text:p>
          <text:list text:style-name="L1">
            <text:list-item>
              <text:p text:style-name="Standard">fyll på kylvätska (glykol och vatten)</text:p>
              <text:list text:style-name="L1">
                <text:list-item>
                  <text:p text:style-name="Standard">förhindrar frysning</text:p>
                </text:list-item>
              </text:list>
            </text:list-item>
          </text:list>
        </text:list-item>
      </text:list>
      <text:list text:style-name="L1">
        <text:list-item>
          <text:p text:style-name="Standard">olja</text:p>
          <text:list text:style-name="L1">
            <text:list-item>
              <text:p text:style-name="Standard">glöm inte att kontrollera regelbundet ( 1 gång i månaden)</text:p>
            </text:list-item>
          </text:list>
          <text:list text:style-name="L1">
            <text:list-item>
              <text:p text:style-name="Standard">om olje lampa lyser - stoppa bilen och stäng av motorn</text:p>
            </text:list-item>
          </text:list>
        </text:list-item>
      </text:list>
      <text:list text:style-name="L1">
        <text:list-item>
          <text:p text:style-name="Standard">avgas system</text:p>
        </text:list-item>
      </text:list>
      <text:list text:style-name="L1">
        <text:list-item>
          <text:p text:style-name="Standard">kontroll lampor</text:p>
          <text:list text:style-name="L1">
            <text:list-item>
              <text:p text:style-name="Standard">sid 146</text:p>
            </text:list-item>
          </text:list>
          <text:list text:style-name="L1">
            <text:list-item>
              <text:p text:style-name="Standard">olje lampa ser ut som oljekanna</text:p>
            </text:list-item>
          </text:list>
          <text:list text:style-name="L1">
            <text:list-item>
              <text:p text:style-name="Standard">laddnings lampa ser ut som batteri</text:p>
            </text:list-item>
          </text:list>
          <text:list text:style-name="L1">
            <text:list-item>
              <text:p text:style-name="Standard">motor temperatur som mätare</text:p>
            </text:list-item>
          </text:list>
        </text:list-item>
      </text:list>
      <text:list text:style-name="L1">
        <text:list-item>
          <text:p text:style-name="Standard">mörker körning</text:p>
          <text:list text:style-name="L1">
            <text:list-item>
              <text:p text:style-name="Standard">mörker seende</text:p>
            </text:list-item>
          </text:list>
          <text:list text:style-name="L1">
            <text:list-item>
              <text:p text:style-name="Standard">bländning</text:p>
            </text:list-item>
          </text:list>
          <text:list text:style-name="L1">
            <text:list-item>
              <text:p text:style-name="Standard">siktsträckor</text:p>
              <text:list text:style-name="L1">
                <text:list-item>
                  <text:p text:style-name="Standard">helljus</text:p>
                  <text:list text:style-name="L1">
                    <text:list-item>
                      <text:p text:style-name="Standard">belyser 100 m</text:p>
                    </text:list-item>
                  </text:list>
                  <text:list text:style-name="L1">
                    <text:list-item>
                      <text:p text:style-name="Standard">refflex syns på 300m</text:p>
                    </text:list-item>
                  </text:list>
                </text:list-item>
              </text:list>
              <text:list text:style-name="L1">
                <text:list-item>
                  <text:p text:style-name="Standard">halv ljus</text:p>
                  <text:list text:style-name="L1">
                    <text:list-item>
                      <text:p text:style-name="Standard">belyser 5-30 m</text:p>
                    </text:list-item>
                  </text:list>
                  <text:list text:style-name="L1">
                    <text:list-item>
                      <text:p text:style-name="Standard">ser mörka kläder 25 m</text:p>
                    </text:list-item>
                  </text:list>
                  <text:list text:style-name="L1">
                    <text:list-item>
                      <text:p text:style-name="Standard">ser ljusa kläder 60 m</text:p>
                    </text:list-item>
                  </text:list>
                  <text:list text:style-name="L1">
                    <text:list-item>
                      <text:p text:style-name="Standard">ser reflex 125 m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Standard">ljusbehandling landsväg - möte</text:p>
              <text:list text:style-name="L1">
                <text:list-item>
                  <text:p text:style-name="Standard">kör på helljus så länge som möjligt</text:p>
                </text:list-item>
              </text:list>
              <text:list text:style-name="L1">
                <text:list-item>
                  <text:p text:style-name="Standard">sänk  farten</text:p>
                </text:list-item>
              </text:list>
              <text:list text:style-name="L1">
                <text:list-item>
                  <text:p text:style-name="Standard">hel ljus i mötesögonblicket</text:p>
                </text:list-item>
              </text:list>
            </text:list-item>
          </text:list>
        </text:list-item>
      </text:list>
      <text:list text:style-name="L1">
        <text:list-item>
          <text:p text:style-name="Standard">bilens belysning</text:p>
          <text:list text:style-name="L1">
            <text:list-item>
              <text:p text:style-name="Standard">helljus</text:p>
              <text:list text:style-name="L1">
                <text:list-item>
                  <text:p text:style-name="Standard">använd så ofta som möjligt</text:p>
                </text:list-item>
              </text:list>
            </text:list-item>
          </text:list>
          <text:list text:style-name="L1">
            <text:list-item>
              <text:p text:style-name="Standard">halvljus</text:p>
            </text:list-item>
          </text:list>
          <text:list text:style-name="L1">
            <text:list-item>
              <text:p text:style-name="Standard">dimljus</text:p>
              <text:list text:style-name="L1">
                <text:list-item>
                  <text:p text:style-name="Standard">vissa bilar är utrustade </text:p>
                </text:list-item>
              </text:list>
              <text:list text:style-name="L1">
                <text:list-item>
                  <text:p text:style-name="Standard">i dagsljus kan de ersätta halvljus</text:p>
                </text:list-item>
              </text:list>
            </text:list-item>
          </text:list>
          <text:list text:style-name="L1">
            <text:list-item>
              <text:p text:style-name="Standard">varselljus</text:p>
              <text:list text:style-name="L1">
                <text:list-item>
                  <text:p text:style-name="Standard">det är förbjudet att ha halv,dim och varsel tänt samtigt</text:p>
                </text:list-item>
              </text:list>
            </text:list-item>
          </text:list>
          <text:list text:style-name="L1">
            <text:list-item>
              <text:p text:style-name="Standard">parkeringsljus</text:p>
              <text:list text:style-name="L1">
                <text:list-item>
                  <text:p text:style-name="Standard">när du står utmed en väg</text:p>
                </text:list-item>
              </text:list>
            </text:list-item>
          </text:list>
          <text:list text:style-name="L1">
            <text:list-item>
              <text:p text:style-name="Standard">bakljus</text:p>
              <text:list text:style-name="L1">
                <text:list-item>
                  <text:p text:style-name="Standard">alltid tända med parkering/hel och halv</text:p>
                </text:list-item>
              </text:list>
            </text:list-item>
          </text:list>
        </text:list-item>
      </text:list>
      <text:list text:style-name="L1">
        <text:list-item>
          <text:p text:style-name="Standard">halka</text:p>
          <text:list text:style-name="L1">
            <text:list-item>
              <text:p text:style-name="Standard">underkylt regn</text:p>
            </text:list-item>
          </text:list>
          <text:list text:style-name="L1">
            <text:list-item>
              <text:p text:style-name="Standard">vatten planing</text:p>
            </text:list-item>
          </text:list>
          <text:list text:style-name="L1">
            <text:list-item>
              <text:p text:style-name="Standard">körning med släpvagn i halt väglag</text:p>
              <text:list text:style-name="L1">
                <text:list-item>
                  <text:p text:style-name="Standard">risk för fällknivsverkan</text:p>
                </text:list-item>
              </text:list>
            </text:list-item>
          </text:list>
          <text:list text:style-name="L1">
            <text:list-item>
              <text:p text:style-name="Standard">kör du för fort - klarar du inte alla situationer du kan råka ut för</text:p>
            </text:list-item>
          </text:list>
        </text:list-item>
      </text:list>
      <text:h text:style-name="Heading_20_1" text:outline-level="1">Människan</text:h>
      <text:h text:style-name="Heading_20_2" text:outline-level="2">större benägenhet till olycka</text:h>
      <text:h text:style-name="Heading_20_3" text:outline-level="3">festprissen</text:h>
      <text:h text:style-name="Heading_20_3" text:outline-level="3">äventyraren</text:h>
      <text:h text:style-name="Heading_20_3" text:outline-level="3">olycksfågeln</text:h>
      <text:h text:style-name="Heading_20_4" text:outline-level="4">15% av befolkningen är inblandade i 50 % av alla olyckor</text:h>
      <text:h text:style-name="Heading_20_4" text:outline-level="4">handla först och tänka sen</text:h>
      <text:h text:style-name="Heading_20_4" text:outline-level="4">bortförklaringar</text:h>
      <text:h text:style-name="Heading_20_4" text:outline-level="4">presigetänkande</text:h>
      <text:h text:style-name="Heading_20_4" text:outline-level="4">självhävdelse</text:h>
      <text:h text:style-name="Heading_20_2" text:outline-level="2">stress</text:h>
      <text:h text:style-name="Heading_20_2" text:outline-level="2">synen</text:h>
      <text:h text:style-name="Heading_20_3" text:outline-level="3">krav på synskärpa måste vara 0.5</text:h>
      <text:h text:style-name="Heading_20_4" text:outline-level="4">åtminstone med glasögon linser</text:h>
      <text:h text:style-name="Heading_20_3" text:outline-level="3">normalt synfält 180 grader</text:h>
      <text:h text:style-name="Heading_20_3" text:outline-level="3">direktseende är bara 1-2 % , resten blir perifert synfält</text:h>
      <text:h text:style-name="Heading_20_2" text:outline-level="2">mobil</text:h>
      <text:h text:style-name="Heading_20_3" text:outline-level="3">stanna innan du ringer</text:h>
      <text:h text:style-name="Heading_20_3" text:outline-level="3">använd mobilsvar</text:h>
      <text:h text:style-name="Heading_20_3" text:outline-level="3">be passagerare svara</text:h>
      <text:h text:style-name="Heading_20_3" text:outline-level="3">SMS är mycket hög risk</text:h>
      <text:h text:style-name="Heading_20_2" text:outline-level="2">äldre bilförare</text:h>
      <text:h text:style-name="Heading_20_3" text:outline-level="3">anpassar körning</text:h>
      <text:h text:style-name="Heading_20_3" text:outline-level="3">undviker mörker tät trafik</text:h>
      <text:h text:style-name="Heading_20_3" text:outline-level="3">problem i korsningar</text:h>
      <text:h text:style-name="Heading_20_2" text:outline-level="2">trötthet</text:h>
      <text:h text:style-name="Heading_20_3" text:outline-level="3">påverkar</text:h>
      <text:h text:style-name="Heading_20_3" text:outline-level="3">trötthet vid körning utan natt sömn kan jämföras med 0.8 promille alkohol</text:h>
      <text:h text:style-name="Heading_20_3" text:outline-level="3">tupplur på 20 min kan övervinna trötthet</text:h>
      <text:h text:style-name="Heading_20_2" text:outline-level="2">alkohol</text:h>
      <text:h text:style-name="Heading_20_3" text:outline-level="3">sömnig</text:h>
      <text:h text:style-name="Heading_20_3" text:outline-level="3">förorsakar 150 personers liv varje år</text:h>
      <text:h text:style-name="Heading_20_3" text:outline-level="3">du måste ta ställning</text:h>
      <text:h text:style-name="Heading_20_4" text:outline-level="4">kan du tänka dig att åka med alkohol påverkad</text:h>
      <text:h text:style-name="Heading_20_4" text:outline-level="4">hur blir ditt liv om du som berusad dödar ett barn ?`+</text:h>
      <text:h text:style-name="Heading_20_3" text:outline-level="3">lagen </text:h>
      <text:h text:style-name="Heading_20_4" text:outline-level="4">0,2 promille</text:h>
      <text:h text:style-name="Heading_20_5" text:outline-level="5">Rattfylleri</text:h>
      <text:h text:style-name="Heading_20_6" text:outline-level="6">böter eller fängelse i högst 6 månader</text:h>
      <text:h text:style-name="Heading_20_6" text:outline-level="6">körkort återkallas 1 mån - 3 år</text:h>
      <text:h text:style-name="Heading_20_4" text:outline-level="4">1 promille</text:h>
      <text:h text:style-name="Heading_20_5" text:outline-level="5">Grovt rattfylleri</text:h>
      <text:h text:style-name="Heading_20_6" text:outline-level="6">fängelse upp tilll två år</text:h>
      <text:h text:style-name="Heading_20_6" text:outline-level="6">om vållande till annas död upp till 6 år</text:h>
      <text:h text:style-name="Heading_20_6" text:outline-level="6">körkort återkallas minst 1 år</text:h>
      <text:h text:style-name="Heading_20_2" text:outline-level="2">narkotika</text:h>
      <text:h text:style-name="Heading_20_3" text:outline-level="3">0,0 % alkohol</text:h>
      <text:h text:style-name="Heading_20_3" text:outline-level="3">100 % körodduglig</text:h>
      <text:h text:style-name="Heading_20_3" text:outline-level="3">100 % oansvarig</text:h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